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keep-with-next="always" fo:keep-together="always" fo:break-before="page" fo:margin-top="0.1666in" fo:margin-bottom="0in" fo:line-height="100%"/>
    </style:style>
    <style:style style:name="T2" style:parent-style-name="Absatz-Standardschriftart" style:family="text">
      <style:text-properties style:font-name="Calibri Light" style:font-name-asian="Times New Roman" style:font-name-complex="Calibri Light" fo:font-weight="bold" style:font-weight-asian="bold" style:font-weight-complex="bold" fo:color="#2E77B5" style:letter-kerning="true" fo:font-size="16pt" style:font-size-asian="16pt" style:font-size-complex="16pt" style:language-asian="de" style:country-asian="DE"/>
    </style:style>
    <style:style style:name="P3" style:parent-style-name="Standard" style:family="paragraph">
      <style:paragraph-properties fo:margin-top="0.0694in" fo:margin-bottom="0.0694in" fo:line-height="100%"/>
    </style:style>
    <style:style style:name="T4"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5"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6"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7" style:parent-style-name="Standard" style:family="paragraph">
      <style:paragraph-properties fo:margin-top="0.0694in" fo:margin-bottom="0.0694in" fo:line-height="100%"/>
    </style:style>
    <style:style style:name="T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2" style:parent-style-name="Standard" style:family="paragraph">
      <style:paragraph-properties fo:margin-top="0.0694in" fo:margin-bottom="0.0694in" fo:line-height="100%"/>
    </style:style>
    <style:style style:name="T1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4"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5"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6" style:parent-style-name="Standard" style:family="paragraph">
      <style:paragraph-properties fo:margin-top="0.0694in" fo:margin-bottom="0.0694in" fo:line-height="100%"/>
    </style:style>
    <style:style style:name="T1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5" style:parent-style-name="Standard" style:family="paragraph">
      <style:paragraph-properties fo:margin-top="0.0694in" fo:margin-bottom="0.0694in" fo:line-height="100%"/>
    </style:style>
    <style:style style:name="T26"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27"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28"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29"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30"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31" style:parent-style-name="Standard" style:family="paragraph">
      <style:paragraph-properties fo:margin-top="0.0694in" fo:margin-bottom="0.0694in" fo:line-height="100%"/>
    </style:style>
    <style:style style:name="T3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3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4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49" style:parent-style-name="Standard" style:family="paragraph">
      <style:paragraph-properties fo:margin-top="0.0694in" fo:margin-bottom="0.0694in" fo:line-height="100%"/>
    </style:style>
    <style:style style:name="T50"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51" style:parent-style-name="Standard" style:family="paragraph">
      <style:paragraph-properties fo:margin-top="0.0694in" fo:margin-bottom="0.0694in" fo:line-height="100%"/>
    </style:style>
    <style:style style:name="T5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5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6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7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8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8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82" style:parent-style-name="Standard" style:family="paragraph">
      <style:paragraph-properties fo:margin-top="0.0694in" fo:margin-bottom="0.0694in" fo:line-height="100%"/>
    </style:style>
    <style:style style:name="T8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8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85" style:parent-style-name="Standard" style:family="paragraph">
      <style:paragraph-properties fo:margin-top="0.0694in" fo:margin-bottom="0.0694in" fo:line-height="100%"/>
    </style:style>
    <style:style style:name="T8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87" style:parent-style-name="Standard" style:family="paragraph">
      <style:paragraph-properties fo:margin-top="0.0694in" fo:margin-bottom="0.0694in" fo:line-height="100%"/>
    </style:style>
    <style:style style:name="T88"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8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90" style:parent-style-name="Standard" style:family="paragraph">
      <style:paragraph-properties fo:margin-top="0.0694in" fo:margin-bottom="0.0694in" fo:line-height="100%"/>
    </style:style>
    <style:style style:name="T9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9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9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9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95" style:parent-style-name="Standard" style:family="paragraph">
      <style:paragraph-properties fo:margin-top="0.0694in" fo:margin-bottom="0.0694in" fo:line-height="100%"/>
    </style:style>
    <style:style style:name="T96"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97" style:parent-style-name="Standard" style:family="paragraph">
      <style:paragraph-properties fo:margin-top="0.0694in" fo:margin-bottom="0.0694in" fo:line-height="100%"/>
    </style:style>
    <style:style style:name="T9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9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02" style:parent-style-name="Standard" style:family="paragraph">
      <style:paragraph-properties fo:margin-top="0.0694in" fo:margin-bottom="0.0694in" fo:line-height="100%"/>
    </style:style>
    <style:style style:name="T10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04" style:parent-style-name="Standard" style:family="paragraph">
      <style:paragraph-properties fo:margin-top="0.0694in" fo:margin-bottom="0.0694in" fo:line-height="100%"/>
    </style:style>
    <style:style style:name="T10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0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1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2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21" style:parent-style-name="Standard" style:family="paragraph">
      <style:paragraph-properties fo:margin-top="0.0694in" fo:margin-bottom="0.0694in" fo:line-height="100%"/>
    </style:style>
    <style:style style:name="T122"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2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24" style:parent-style-name="Standard" style:family="paragraph">
      <style:paragraph-properties fo:margin-top="0.0694in" fo:margin-bottom="0.0694in" fo:line-height="100%"/>
    </style:style>
    <style:style style:name="T12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2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2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2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2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30" style:parent-style-name="Standard" style:family="paragraph">
      <style:paragraph-properties fo:margin-top="0.0694in" fo:margin-bottom="0.0694in" fo:line-height="100%"/>
    </style:style>
    <style:style style:name="T131"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3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33" style:parent-style-name="Standard" style:family="paragraph">
      <style:paragraph-properties fo:margin-top="0.0694in" fo:margin-bottom="0.0694in" fo:line-height="100%"/>
    </style:style>
    <style:style style:name="T13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3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3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37" style:parent-style-name="Standard" style:family="paragraph">
      <style:paragraph-properties fo:margin-top="0.0694in" fo:margin-bottom="0.0694in" fo:line-height="100%"/>
    </style:style>
    <style:style style:name="T138"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3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40" style:parent-style-name="Standard" style:family="paragraph">
      <style:paragraph-properties fo:margin-top="0.0694in" fo:margin-bottom="0.0694in" fo:line-height="100%"/>
    </style:style>
    <style:style style:name="T14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42" style:parent-style-name="Standard" style:family="paragraph">
      <style:paragraph-properties fo:margin-top="0.0694in" fo:margin-bottom="0.0694in" fo:line-height="100%"/>
    </style:style>
    <style:style style:name="T14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44" style:parent-style-name="Standard" style:family="paragraph">
      <style:paragraph-properties fo:margin-top="0.0694in" fo:margin-bottom="0.0694in" fo:line-height="100%"/>
    </style:style>
    <style:style style:name="T14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4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47" style:parent-style-name="Standard" style:family="paragraph">
      <style:paragraph-properties fo:margin-top="0.0694in" fo:margin-bottom="0.0694in" fo:line-height="100%"/>
    </style:style>
    <style:style style:name="T148"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49"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50"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51"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52"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5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54" style:parent-style-name="Standard" style:family="paragraph">
      <style:paragraph-properties fo:margin-top="0.0694in" fo:margin-bottom="0.0694in" fo:line-height="100%"/>
    </style:style>
    <style:style style:name="T15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5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5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5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59" style:parent-style-name="Standard" style:family="paragraph">
      <style:paragraph-properties fo:margin-top="0.0694in" fo:margin-bottom="0.0694in" fo:line-height="100%"/>
    </style:style>
    <style:style style:name="T160"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61"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62"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63" style:parent-style-name="Standard" style:family="paragraph">
      <style:paragraph-properties fo:margin-top="0.0694in" fo:margin-bottom="0.0694in" fo:line-height="100%"/>
    </style:style>
    <style:style style:name="T16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6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6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6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6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6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7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82" style:parent-style-name="Standard" style:family="paragraph">
      <style:paragraph-properties fo:margin-top="0.0694in" fo:margin-bottom="0.0694in" fo:line-height="100%"/>
    </style:style>
    <style:style style:name="T18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84" style:parent-style-name="Standard" style:family="paragraph">
      <style:paragraph-properties fo:margin-top="0.0694in" fo:margin-bottom="0.0694in" fo:line-height="100%"/>
    </style:style>
    <style:style style:name="T18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8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9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191" style:parent-style-name="Standard" style:family="paragraph">
      <style:paragraph-properties fo:margin-top="0.0694in" fo:margin-bottom="0.0694in" fo:line-height="100%"/>
    </style:style>
    <style:style style:name="T192"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93"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194"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195" style:parent-style-name="Standard" style:family="paragraph">
      <style:paragraph-properties fo:margin-top="0.0694in" fo:margin-bottom="0.0694in" fo:line-height="100%"/>
    </style:style>
    <style:style style:name="T19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9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9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19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0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1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1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1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13" style:parent-style-name="Standard" style:family="paragraph">
      <style:paragraph-properties fo:margin-top="0.0694in" fo:margin-bottom="0.0694in" fo:line-height="100%"/>
    </style:style>
    <style:style style:name="T214"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T215" style:parent-style-name="Absatz-Standardschriftart" style:family="text">
      <style:text-properties style:font-name="Times New Roman" style:font-name-asian="Times New Roman" fo:font-weight="bold" style:font-weight-asian="bold" style:font-weight-complex="bold" fo:color="#000000" fo:font-size="12pt" style:font-size-asian="12pt" style:font-size-complex="12pt" style:language-asian="de" style:country-asian="DE"/>
    </style:style>
    <style:style style:name="P216" style:parent-style-name="Standard" style:family="paragraph">
      <style:paragraph-properties fo:margin-top="0.0694in" fo:margin-bottom="0.0694in" fo:line-height="100%"/>
    </style:style>
    <style:style style:name="T21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1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19" style:parent-style-name="Standard" style:family="paragraph">
      <style:paragraph-properties fo:margin-top="0.0694in" fo:margin-bottom="0.0694in" fo:line-height="100%"/>
    </style:style>
    <style:style style:name="T22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21"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22" style:parent-style-name="Standard" style:family="paragraph">
      <style:paragraph-properties fo:margin-top="0.0694in" fo:margin-bottom="0.0694in" fo:line-height="100%"/>
    </style:style>
    <style:style style:name="T22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2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2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26" style:parent-style-name="Standard" style:family="paragraph">
      <style:paragraph-properties fo:margin-top="0.0694in" fo:margin-bottom="0.0694in" fo:line-height="100%"/>
    </style:style>
    <style:style style:name="T227"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28"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29"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30"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31" style:parent-style-name="Standard" style:family="paragraph">
      <style:paragraph-properties fo:margin-top="0.0694in" fo:margin-bottom="0.0694in" fo:line-height="100%"/>
    </style:style>
    <style:style style:name="T232"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33"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34"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35"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T236" style:parent-style-name="Absatz-Standardschriftart" style:family="text">
      <style:text-properties style:font-name="Times New Roman" style:font-name-asian="Times New Roman" fo:color="#000000" fo:font-size="12pt" style:font-size-asian="12pt" style:font-size-complex="12pt" style:language-asian="de" style:country-asian="DE"/>
    </style:style>
    <style:style style:name="P237" style:parent-style-name="Standard" style:family="paragraph">
      <style:paragraph-properties fo:line-height="100%"/>
      <style:text-properties style:font-name="Times New Roman" style:font-name-asian="Times New Roman" fo:font-size="12pt" style:font-size-asian="12pt" style:font-size-complex="12pt" style:language-asian="de" style:country-asian="DE"/>
    </style:style>
  </office:automatic-styles>
  <office:body>
    <office:text text:use-soft-page-breaks="true">
      <text:h text:style-name="P1" text:outline-level="1"><text:span text:style-name="T2">FAQs</text:span></text:h>
      <text:p text:style-name="P3"><text:span text:style-name="T4">1. Was ist das aktuelle Problem de</text:span><text:span text:style-name="T5">s</text:span><text:span text:style-name="T6"><text:s/>AWM?</text:span></text:p>
      <text:p text:style-name="P7"><text:span text:style-name="T8">Bisher war der Kompost aus Münchener Bioabfällen von so guter Qualität, dass er von der Bundesgütegemeinschaft Kompost e. V. (BGK) für den Biolandbau zertifiziert ist. Dieses<text:s/></text:span><text:span text:style-name="T9">Gütesiegel steht nun auf dem Spiel, da leider immer mehr Plastiktüten sowie Beutel aus biologisch abbaubaren Kunststoffen in der Biotonne landen. Dies ergibt sich aus regelmäßigen Analysen der Kompostqualität, die zweimal im Monat von der BGK durchgeführt<text:s/></text:span><text:span text:style-name="T10">werden. Der AWM hat den Grenzwert des zulässigen Störstoffanteils in den letzten Jahren bereits überschritten und wurde daraufhin gerügt. Gleichzeitig wurden die Grenzwerte von der BGK verschärft. Sollte sich die Qualität des Kompostes nicht wieder verbess</text:span><text:span text:style-name="T11">ern, besteht die Gefahr, das Zertifikat zu verlieren und damit keinen Absatz für die Erdenprodukte mehr zu haben.</text:span></text:p>
      <text:p text:style-name="P12"><text:span text:style-name="T13">2. Was sind die Ziele de</text:span><text:span text:style-name="T14">s</text:span><text:span text:style-name="T15"><text:s/>AWM?</text:span></text:p>
      <text:p text:style-name="P16"><text:span text:style-name="T17">D</text:span><text:span text:style-name="T18">er</text:span><text:span text:style-name="T19"><text:s/>AWM verfolgt vor</text:span><text:span text:style-name="T20"><text:s/></text:span><text:span text:style-name="T21">allem das Ziel</text:span><text:span text:style-name="T22">,<text:s/></text:span><text:span text:style-name="T23">die Qualität des Bioabfalls zu verbessern und die Menge an Erdenprodukten zu</text:span><text:span text:style-name="T24"><text:s/>steigern.</text:span></text:p>
      <text:p text:style-name="P25"><text:span text:style-name="T26">3. Was wird aktuell unternommen</text:span><text:span text:style-name="T27">,</text:span><text:span text:style-name="T28"><text:s/>um das Ziel de</text:span><text:span text:style-name="T29">s</text:span><text:span text:style-name="T30"><text:s/>AWM zu erreichen?</text:span></text:p>
      <text:p text:style-name="P31"><text:span text:style-name="T32">Aktuell finden<text:s/></text:span><text:span text:style-name="T33">alle 14 Tage für zwei Bezirke<text:s/></text:span><text:span text:style-name="T34">unangekündigte Qualitätskontrollen<text:s/></text:span><text:span text:style-name="T35">statt. Die zu überprüfenden Bezirke werden so ausgewählt, dass mit einer eher hohen Fremdstoffverun</text:span><text:span text:style-name="T36">reinigung im Abfall zu rechnen ist. Es sind arbeitstäglich<text:s/></text:span><text:span text:style-name="T37">vier</text:span><text:span text:style-name="T38"><text:s/>Teams mit je</text:span><text:span text:style-name="T39"><text:s/>zwei</text:span><text:span text:style-name="T40"><text:s/>Qualitätskontrolleuren/-innen unterwegs,<text:s/></text:span><text:span text:style-name="T41">die</text:span><text:span text:style-name="T42"><text:s/>täglich ca. 30-40 Tonnen kontrollier</text:span><text:span text:style-name="T43">en</text:span><text:span text:style-name="T44">. Zuerst wird eine Sichtprüfung durchgeführt, das heißt die Tonne wird mit bloßem Auge<text:s/></text:span><text:span text:style-name="T45">kontrolliert. Falls nötig, kommt die Greifzange zum Einsatz, um auch innerhalb des Mülls Fremdstoffe erkennen zu können. Zudem werden Muster-Papier-Tüten an rund 630</text:span><text:span text:style-name="T46">.</text:span><text:span text:style-name="T47">000 Münchner Haushalte verteilt und Werbeplakate an U-Bahnhöfen, Müllfahrzeugen und im Münc</text:span><text:span text:style-name="T48">hner Stadtgebiet angebracht.</text:span></text:p>
      <text:p text:style-name="P49"><text:span text:style-name="T50">4. Welche Daten werden bei der Kontrolle erfasst?</text:span></text:p>
      <text:p text:style-name="P51"><text:span text:style-name="T52">Bei den Kontrollen werden das Datum, die Stellplatznummer, die Straße mit Hausnummer, der Füllstand der Tonne und weitere Bemerkungen erfasst. Außerdem wird die Qualität der Ton</text:span><text:span text:style-name="T53">nen festgehalten. Hierbei werden die Tonnen von den Kontrolleuren je nach Fremdstoffanteil entweder als<text:s/></text:span><text:span text:style-name="T54">„</text:span><text:span text:style-name="T55">nicht verunreinigt</text:span><text:span text:style-name="T56">“</text:span><text:span text:style-name="T57">,<text:s/></text:span><text:span text:style-name="T58">„</text:span><text:span text:style-name="T59">akzeptabel</text:span><text:span text:style-name="T60">“</text:span><text:span text:style-name="T61"><text:s/>oder<text:s/></text:span><text:span text:style-name="T62">„</text:span><text:span text:style-name="T63">verunreinigt</text:span><text:span text:style-name="T64">“</text:span><text:span text:style-name="T65"><text:s/>bewertet. Die Tonne gilt als akzeptabel, wenn<text:s/></text:span><text:span text:style-name="T66">sich<text:s/></text:span><text:span text:style-name="T67">nur ein geringer Anteil (keine Plastikbeutel, 1-4 kompost</text:span><text:span text:style-name="T68">ierbare Biobeutel, vereinzelte Fremdstoffe z. B. Joghurtbecher, Zigarettenschachteln) an Fremdstoffen im</text:span><text:span text:style-name="T69"><text:s/>Abfall befinden.</text:span><text:span text:style-name="T70"><text:s/>Als verunreinigt gilt sie, wenn der Anteil an Fremdstoffen zu hoch<text:s/></text:span><text:span text:style-name="T71">ist. Dies ist z.B. der Fall, sollte sich darin ein<text:s/></text:span><text:span text:style-name="T72">Plastikbeutel, mehr als 4 kompostierbare Biobeutel, überwiegend<text:s/></text:span><text:span text:style-name="T73">viele<text:s/></text:span><text:span text:style-name="T74">Fr</text:span><text:span text:style-name="T75">emdstoffe<text:s/></text:span><text:span text:style-name="T76">wie<text:s/></text:span><text:span text:style-name="T77">verpackte Lebensmittel</text:span><text:span text:style-name="T78"><text:s/>etc. oder</text:span><text:span text:style-name="T79"><text:s/>Restmüll</text:span><text:span text:style-name="T80"><text:s/>befinden</text:span><text:span text:style-name="T81">.</text:span></text:p>
      <text:p text:style-name="P82"><text:span text:style-name="T83">5. Was passiert mit den erfassten Daten?</text:span><text:span text:style-name="T84"> </text:span></text:p>
      <text:p text:style-name="P85"><text:span text:style-name="T86">Die Daten werden nach der aktuellen Datenschutzverordnung behandelt.</text:span></text:p>
      <text:p text:style-name="P87"><text:span text:style-name="T88">6. Wie gehen andere Kommunen mit dem Problem um?</text:span><text:span text:style-name="T89"> </text:span></text:p>
      <text:p text:style-name="P90"><text:span text:style-name="T91">Viele Kommunen gehen mit dem Problem ähn</text:span><text:span text:style-name="T92">lich wie<text:s/></text:span><text:span text:style-name="T93">in<text:s/></text:span><text:span text:style-name="T94">München um. Unterschiede bestehen hinsichtlich der Öffentlichkeitsarbeit.</text:span></text:p>
      <text:p text:style-name="P95"><text:span text:style-name="T96">7. Wo wird der Bioabfall besonders schlecht getrennt und wieso?</text:span></text:p>
      <text:p text:style-name="P97"><text:span text:style-name="T98">Die Erfahrung zeigt, dass die Trennung des Biomülls an bestimmten Orten weniger sorgfältig erfolgt</text:span><text:span text:style-name="T99"><text:s/>als an<text:s/></text:span><text:span text:style-name="T100">anderen. Ein Faktor ist dabei die Bebauungs- und Siedlungsstruktur. Je größer und anonymer die Wohnanlage</text:span><text:span text:style-name="T101">, desto mehr Störstoffe sind im Bioabfall enthalten.</text:span></text:p>
      <text:soft-page-break/>
      <text:p text:style-name="P102"><text:span text:style-name="T103">8. Was passiert, wenn Fremdstoffe im Biomüll enthalten sind und was ist die Folge?</text:span></text:p>
      <text:p text:style-name="P104"><text:span text:style-name="T105">Je nach Zuo</text:span><text:span text:style-name="T106">rdnung der Tonnen, wird die Hausverwaltung bzw. der/die Hausbesitzer/-in über das Fehlverhalten benachrichtigt. Die Menge an Fremdstoffen entscheidet über die Verwertung der Tonne. Tonnen, welche Plastik beinhalten, werden direkt mit einem roten Sticker (</text:span><text:span text:style-name="T107">„</text:span><text:span text:style-name="T108">v</text:span><text:span text:style-name="T109">erunreinigt</text:span><text:span text:style-name="T110">“</text:span><text:span text:style-name="T111">) markiert und der Inhalt wird verbrannt. Die Kosten für die Verbrennung in Höhe von 10.72€ trägt bei einem Einfamilienhaus der Verursacher. Bei Gesamtanlagen werden die Kosten am Ende des Jahres durch die Hausverwaltung über die Nebenkostenabre</text:span><text:span text:style-name="T112">chnung verrechnet. Bei Verunreinigung durch geringe Mengen an kompostierbaren BAW-Abfalltüten erhält die Tonne einen gelben Sticker (</text:span><text:span text:style-name="T113">„</text:span><text:span text:style-name="T114">akzeptabel</text:span><text:span text:style-name="T115">“)</text:span><text:span text:style-name="T116">. Der Inhalt d</text:span><text:span text:style-name="T117">ieser<text:s/></text:span><text:span text:style-name="T118">Tonne wird</text:span><text:span text:style-name="T119"><text:s/>dann</text:span><text:span text:style-name="T120"><text:s/>kompostiert.</text:span></text:p>
      <text:p text:style-name="P121"><text:span text:style-name="T122">9. Was passiert mit dem Inhalt der Biotonnen, welche den Anforderung</text:span><text:span text:style-name="T123">en entsprechen?</text:span></text:p>
      <text:p text:style-name="P124"><text:span text:style-name="T125">Aus den Münchner Bioabfällen werden im Erdenwerk de</text:span><text:span text:style-name="T126">s<text:s/></text:span><text:span text:style-name="T127">AWM am Entsorgungspark Freimann hochwertiger, gütegesicherter Kompost sowie Blumenerde hergestellt. Insgesamt vier Erdarten produziert der AWM dort: Münchner Blumenerde, Pflanzerde, torff</text:span><text:span text:style-name="T128">reie Bio-Erde und Rasenerde. Aus rund 20.000 t Bioabfällen, die in der Trockenfermentationsanlage des AWM jährlich verarbeitet werden, entstehen knapp 6.000 t Kompost und 3.000 MWh Strom. 2017 konnte der AWM rund 40.000 Erdensäcke, 500 t Erde als lose Ware</text:span><text:span text:style-name="T129"><text:s/>und 2.000 t Kompost verkaufen. So schließt sich der ökologische Kreislauf - ein greifbares und sehr sinnvolles Beispiel von gelebter Abfallvermeidung und nachhaltigem Ressourcenschutz.</text:span></text:p>
      <text:p text:style-name="P130"><text:span text:style-name="T131">10. Was gehört in die Biotonne?</text:span><text:span text:style-name="T132"> </text:span></text:p>
      <text:p text:style-name="P133"><text:span text:style-name="T134">In die Biotonne gehören Gartenabfälle</text:span><text:span text:style-name="T135"><text:s/>und Küchenabfälle wie beispielsweise Brot, Eierschalen, Fleisch, Fisch, Obst, Gemüse</text:span><text:span text:style-name="T136"><text:s/>etc.</text:span></text:p>
      <text:p text:style-name="P137"><text:span text:style-name="T138">11. Wieso ist es so wichtig den Biomüll richtig zu trennen?</text:span><text:span text:style-name="T139"> </text:span></text:p>
      <text:p text:style-name="P140"><text:span text:style-name="T141">Um den Recyclingprozess zu verbessern und so den ökologischen Kreislauf der Wiederverwendung zu erhöhen.</text:span></text:p>
      <text:p text:style-name="P142"><text:span text:style-name="T143">12. Warum sind kompostierbare Biobeutel aus biologisch abbaubaren Werkstoffen nicht im Bioabfall erlaubt?</text:span></text:p>
      <text:p text:style-name="P144"><text:span text:style-name="T145">Tüten aus biologisch abbaubaren Kunststoffen können in der städtischen Behandlungsanlage nicht vollständig abgebaut werden - dafür ist die Rottezeit v</text:span><text:span text:style-name="T146">on rund 12 Wochen zu kurz. Die Tüten werden beim Absieben der Gärreste nach der Rotte in kleine Teilchen zerhäckselt, verschmutzen den fertigen Kompost und senken damit die Qualität der Münchner Erden.</text:span></text:p>
      <text:p text:style-name="P147"><text:span text:style-name="T148">13. Wieso wird der Kompostierungsprozess de</text:span><text:span text:style-name="T149">s<text:s/></text:span><text:span text:style-name="T150">AWM nicht</text:span><text:span text:style-name="T151"><text:s/>verlängert</text:span><text:span text:style-name="T152">,</text:span><text:span text:style-name="T153"><text:s/>um BAW Tüten abbauen zu können?</text:span></text:p>
      <text:p text:style-name="P154"><text:span text:style-name="T155">D</text:span><text:span text:style-name="T156">er</text:span><text:span text:style-name="T157"><text:s/>AWM hat generell zu wenig Kompostierungsanlagen und bekommt aufgrund des Platzmangels in München keine freien Flächen zur Verfügung gestellt. Eine Ausweitung wäre im Umland möglich, jedoch wäre dies mit hohen</text:span><text:span text:style-name="T158"><text:s/>Kosten verbunden und würde die Umwelt durch CO2-Emissionen der Transportmittel zu stark belasten.</text:span></text:p>
      <text:p text:style-name="P159"><text:span text:style-name="T160">14. Was ist das Ziel der Zusammenarbeit de</text:span><text:span text:style-name="T161">s</text:span><text:span text:style-name="T162"><text:s/>AWM mit der Hochschule für angewandte Wissenschaften München?</text:span></text:p>
      <text:p text:style-name="P163"><text:span text:style-name="T164">Durch die Kooperation mit der Hochschule<text:s/></text:span><text:span text:style-name="T165">München möchte der AWM ein neues Pilot</text:span><text:span text:style-name="T166">projekt starten</text:span><text:span text:style-name="T167"><text:s/>und</text:span><text:span text:style-name="T168"><text:s/>mögliche Maßnahmen<text:s/></text:span><text:span text:style-name="T169">entwickeln, die<text:s/></text:span><text:span text:style-name="T170">das Problem lösen könnten.<text:s/></text:span><text:span text:style-name="T171">Mithilfe von Workshops wurde die Kernproblematik de</text:span><text:span text:style-name="T172">s</text:span><text:span text:style-name="T173"><text:s/>AWM klar definiert und anhand dessen zielführende Maßnahmen abgeleitet. F</text:span><text:span text:style-name="T174">olglich kamen wir zu</text:span><text:span text:style-name="T175"><text:s/>dem</text:span><text:span text:style-name="T176"><text:s/>Entschluss, d</text:span><text:span text:style-name="T177">ass eine Aufklärung der</text:span><text:span text:style-name="T178"><text:s/>Bürger/-innen vor</text:span><text:span text:style-name="T179"><text:s/></text:span><text:span text:style-name="T180">allem über Social-Media Plattformen<text:s/></text:span><text:span text:style-name="T181">sinnvoll wäre.</text:span></text:p>
      <text:p text:style-name="P182"><text:span text:style-name="T183">15. Warum sollen die Aufklärungsarbeiten vor allem über Social-Media Plattformen erfolgen?</text:span></text:p>
      <text:soft-page-break/>
      <text:p text:style-name="P184"><text:span text:style-name="T185">Aufgrund einer Vielzahl von aktiven Social-Media-Usern hat ma</text:span><text:span text:style-name="T186">n eine hohe Reichweite. Zudem ist eine sehr gute Adressierung der Zielgruppe mit diversen Targeting-Möglichkeiten möglich. Des</text:span><text:span text:style-name="T187"><text:s/>We</text:span><text:span text:style-name="T188">iteren vereinfacht die automatische Erfassung der Nutzerinteraktion mit</text:span><text:span text:style-name="T189"><text:s/>Social Ads (Klicks, Views etc.) dank verschiedener T</text:span><text:span text:style-name="T190">racking-Technologien die präzise Analyse und Erfolgsmessungen von Social-Media-Werbung. Social-Media-Werbung bietet vielversprechende Werbemöglichkeiten mit voller Kostenkontrolle, auch für kleine Budgets.</text:span></text:p>
      <text:p text:style-name="P191"><text:span text:style-name="T192">16. Wie kann Werbung über Social Media auss</text:span><text:span text:style-name="T193">ehen</text:span><text:span text:style-name="T194">?</text:span></text:p>
      <text:p text:style-name="P195"><text:span text:style-name="T196">Zum einen über Influencer-Kooperationen, da diese eine hohe Reichweite<text:s/></text:span><text:span text:style-name="T197">und zugleich eine Vorbildfunktion für viele Menschen<text:s/></text:span><text:span text:style-name="T198">haben</text:span><text:span text:style-name="T199">. Bei der Auswahl der Influencer wird auf eine hohe Reichweite in München geachtet. Die Influencer bekommen Muster-</text:span><text:span text:style-name="T200">Papiertüten zugeschickt und sollen damit wöchentlich eine Story posten, in der sie über die Wichtigkeit der Mülltrennung aufklären. Außerdem sollen sie die Follower/-innen dazu aufrufen den Müll richtig zu trennen. Zum anderen soll die Aufklärung in Form v</text:span><text:span text:style-name="T201">on kurzen Werbeclips stattfinden, welche über You</text:span><text:span text:style-name="T202">T</text:span><text:span text:style-name="T203">ube, Instagram, Snapchat und Facebook geschaltet werden sollen. In den 30</text:span><text:span text:style-name="T204">-s</text:span><text:span text:style-name="T205">ekündigen Clips soll gezeigt werden, was in die Biotonne kommt und was nicht. Dabei soll explizit auf die Problematik der BAW Tüten</text:span><text:span text:style-name="T206"><text:s/>hingewiesen werden.<text:s/></text:span><text:span text:style-name="T207">Mit der</text:span><text:span text:style-name="T208"><text:s/>Nutzung von unterschiedlich gestalteten Werbevideos, di</text:span><text:span text:style-name="T209">e</text:span><text:span text:style-name="T210"><text:s/>über die gleiche Kernproblematik aufklären, kann sichergestellt werden, dass die Werbung für den Nutzer interessant gestaltet ist und ihn persönlich abholt. Der Algori</text:span><text:span text:style-name="T211">thmus der Social-Media-Plattformen wertet die Online-Daten seiner Nutzer aus und ermöglicht ein zielgruppengerechtes Marketing. Außerdem soll eine hohe Anzahl an Werbebannern in sogenannten Feeds geschaltet werden, um den Bürgern/-innen gegenüber möglichst</text:span><text:span text:style-name="T212"><text:s/>präsent und auffallend zu sein. Als Werbebanner soll dafür unser erstelltes Storyboard genutzt werden. Die Webseite oder der Instagram Account der AWM soll dabei im Werbebanner verlinkt werden, um nähere Informationen über die Mülltrennung zu erhalten.</text:span></text:p>
      <text:p text:style-name="P213"><text:span text:style-name="T214">17</text:span><text:span text:style-name="T215">. Mit welchen Kosten kann man bei den jeweiligen Werbemöglichkeiten rechnen?</text:span></text:p>
      <text:p text:style-name="P216"><text:span text:style-name="T217">Die Kosten für Social-Media Werbung können auf unterschiedliche Art und Weise abgerechnet werden. Die Preise hängen vor allem davon ab, für welche Art man sich entscheidet. Es bes</text:span><text:span text:style-name="T218">teht die Möglichkeit zwischen folgenden Abrechnungsarten zu wählen:</text:span></text:p>
      <text:p text:style-name="P219"><text:span text:style-name="T220">Bei CPC (Cost per Click) werden die Kosten für jeden einzelnen Klick abgerechnet. Hierbei bezahlt man, wenn ein Nutzer die Anzeige aktiv bemerkt und mit ihr interagiert. Laut verschiedenen</text:span><text:span text:style-name="T221"><text:s/>Experten liegen die durchschnittlichen Kosten für einen einzelnen Klick zwischen 56 und 72 Cent.</text:span></text:p>
      <text:p text:style-name="P222"><text:span text:style-name="T223">Als weitere Möglichkeit kann die Kosten-Abrechnung als CPM (Cost per Mille) ausgewählt werden. Bei dieser Strategie entstehen pro 1.000 Werbeimpressionen Kost</text:span><text:span text:style-name="T224">en. Dies bedeutet, dass die Anzeigen nur auf dem Bildschirm der Nutzer erscheinen müssen. Einmal ansehen bedeutet eine Impression. Klicks spielen bei dieser Berechnung keine Rolle. Laut diversen Experten liegt die durchschnittliche Cost per Mille zwischen<text:s/></text:span><text:span text:style-name="T225">5 und 6 Euro.</text:span></text:p>
      <text:p text:style-name="P226"><text:span text:style-name="T227">Die Social Media Werbung kann auch als CPA (Cost per Action) abgerechnet werden. Bei diesem beliebten Kostenmodell bezahlt man für unterschiedliche Aktionen, die direkt mit der Werbung zusammenhängen. Eine ziemlich innovative Strategie ist CP</text:span><text:span text:style-name="T228">L (Cost per Like). Bei dieser zahlt man nur, wenn ein Nutzer den Beitrag<text:s/></text:span><text:span text:style-name="T229">liked</text:span><text:span text:style-name="T230">.</text:span></text:p>
      <text:p text:style-name="P231"><text:span text:style-name="T232">Bei der Werbung über Influencer hängen die Kosten von der Follower</text:span><text:span text:style-name="T233">zahl ab. Ein Influencer mit 10.000 Followern könnte beispielsweise 100 Euro pro Post</text:span><text:span text:style-name="T234"><text:s/>verlangen. Ein<text:s/></text:span><text:span text:style-name="T235">Influencer mit 100.000 Follower könnte 1000 Euro pro Post</text:span><text:span text:style-name="T236"><text:s/>verlangen.</text:span></text:p>
      <text:p text:style-name="P237">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nglste</meta:initial-creator>
    <dc:creator>ringlste</dc:creator>
    <meta:creation-date>2021-01-26T14:56:00Z</meta:creation-date>
    <dc:date>2021-01-26T20:16:00Z</dc:date>
    <meta:template xlink:href="Normal" xlink:type="simple"/>
    <meta:editing-cycles>2</meta:editing-cycles>
    <meta:editing-duration>PT0S</meta:editing-duration>
    <meta:document-statistic meta:page-count="3" meta:paragraph-count="20" meta:word-count="1416" meta:character-count="10320" meta:row-count="74" meta:non-whitespace-character-count="8924"/>
  </office:meta>
</office:document-meta>
</file>